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rsid="0022e5a0" officeooo:paragraph-rsid="0022e5a0" style:font-style-asian="italic" style:font-style-complex="italic"/>
    </style:style>
    <style:style style:name="P3" style:family="paragraph" style:parent-style-name="Standard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paragraph-rsid="002f211a" fo:background-color="#ffff00"/>
    </style:style>
    <style:style style:name="P5" style:family="paragraph" style:parent-style-name="Standard">
      <style:text-properties officeooo:paragraph-rsid="0032433e" fo:background-color="#ffff00"/>
    </style:style>
    <style:style style:name="P6" style:family="paragraph" style:parent-style-name="Standard">
      <style:text-properties officeooo:paragraph-rsid="00255f7f"/>
    </style:style>
    <style:style style:name="P7" style:family="paragraph" style:parent-style-name="Standard">
      <style:text-properties officeooo:paragraph-rsid="00267ba9"/>
    </style:style>
    <style:style style:name="P8" style:family="paragraph" style:parent-style-name="Standard">
      <style:paragraph-properties fo:text-align="start" style:justify-single-word="false"/>
      <style:text-properties officeooo:rsid="0028d4a2" officeooo:paragraph-rsid="0028d4a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officeooo:rsid="002ba386" officeooo:paragraph-rsid="002ba386"/>
    </style:style>
    <style:style style:name="P11" style:family="paragraph" style:parent-style-name="Standard">
      <style:text-properties fo:background-color="transparent"/>
    </style:style>
    <style:style style:name="P12" style:family="paragraph" style:parent-style-name="Standard">
      <style:text-properties officeooo:paragraph-rsid="00267ba9" fo:background-color="transparent"/>
    </style:style>
    <style:style style:name="P13" style:family="paragraph" style:parent-style-name="Standard">
      <style:text-properties officeooo:paragraph-rsid="002f211a"/>
    </style:style>
    <style:style style:name="P14" style:family="paragraph" style:parent-style-name="Standard">
      <style:text-properties fo:font-weight="bold" officeooo:rsid="002f211a" officeooo:paragraph-rsid="002f211a" fo:background-color="#ffff00" style:font-weight-asian="bold" style:font-weight-complex="bold"/>
    </style:style>
    <style:style style:name="P15" style:family="paragraph" style:parent-style-name="Standard">
      <style:text-properties fo:font-style="italic" officeooo:rsid="0034207f" officeooo:paragraph-rsid="0034207f" fo:background-color="#ffff00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67ba9" style:font-style-asian="italic" style:font-style-complex="italic"/>
    </style:style>
    <style:style style:name="T3" style:family="text">
      <style:text-properties fo:font-style="italic" officeooo:rsid="0031a276" style:font-style-asian="italic" style:font-style-complex="italic"/>
    </style:style>
    <style:style style:name="T4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67ba9" style:font-weight-asian="bold" style:font-weight-complex="bold"/>
    </style:style>
    <style:style style:name="T7" style:family="text">
      <style:text-properties fo:font-weight="bold" officeooo:rsid="002bee76" style:font-weight-asian="bold" style:font-weight-complex="bold"/>
    </style:style>
    <style:style style:name="T8" style:family="text">
      <style:text-properties fo:font-weight="bold" officeooo:rsid="002f211a" style:font-weight-asian="bold" style:font-weight-complex="bold"/>
    </style:style>
    <style:style style:name="T9" style:family="text">
      <style:text-properties fo:font-weight="bold" officeooo:rsid="0031a276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2d3aa2" fo:background-color="transparent" loext:char-shading-value="0" style:font-weight-asian="bold" style:font-weight-complex="bold"/>
    </style:style>
    <style:style style:name="T12" style:family="text">
      <style:text-properties officeooo:rsid="001da82f"/>
    </style:style>
    <style:style style:name="T13" style:family="text">
      <style:text-properties officeooo:rsid="001ec74b"/>
    </style:style>
    <style:style style:name="T14" style:family="text">
      <style:text-properties officeooo:rsid="001f88a6"/>
    </style:style>
    <style:style style:name="T15" style:family="text">
      <style:text-properties officeooo:rsid="00245982"/>
    </style:style>
    <style:style style:name="T16" style:family="text">
      <style:text-properties officeooo:rsid="0024ac02"/>
    </style:style>
    <style:style style:name="T17" style:family="text">
      <style:text-properties officeooo:rsid="00255f7f"/>
    </style:style>
    <style:style style:name="T18" style:family="text">
      <style:text-properties officeooo:rsid="00262bb9"/>
    </style:style>
    <style:style style:name="T19" style:family="text">
      <style:text-properties officeooo:rsid="00267ba9"/>
    </style:style>
    <style:style style:name="T20" style:family="text">
      <style:text-properties officeooo:rsid="0028a5c8"/>
    </style:style>
    <style:style style:name="T21" style:family="text">
      <style:text-properties officeooo:rsid="0029dec9"/>
    </style:style>
    <style:style style:name="T22" style:family="text">
      <style:text-properties officeooo:rsid="002bee76"/>
    </style:style>
    <style:style style:name="T23" style:family="text">
      <style:text-properties officeooo:rsid="002d3aa2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31a276"/>
    </style:style>
    <style:style style:name="T26" style:family="text">
      <style:text-properties officeooo:rsid="003243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OUR LE CHAP 2 : </text:p>
      <text:p text:style-name="P15">Mais LA disposition spatiale est aussi un théme très interessant dans l'établissement d'un environement de travail. Comment transposer de manière logique (et ergonomique) l'environement 3d ? Quelque système ont tenté d'exploité (lorsque les ordinateurs l'ont permis) la posibilité 3D (Jurassic park ). </text:p>
      <text:p text:style-name="P15">La transpostion plan horizotal plan vertical induite par l'utilisation des souris. L'ouverture du même document sur le même espace de travail a longtemps été éludé car il produisait trop de confusion, maintenant cette manipulation est possible. <text:s/></text:p>
      <text:p text:style-name="P15">Voir aussi <text:s/>conorama p18 et 19</text:p>
      <text:p text:style-name="P15"><text:s/>conssensus reel licorne (p18 iconorama)</text:p>
      <text:p text:style-name="P15"></text:p>
      <text:p text:style-name="P15">Designing interaction p117 / 125 /659</text:p>
      <text:p text:style-name="P15"></text:p>
      <text:p text:style-name="P15">Il ne faut pas oublier le "augmenté" à Bureau augmenté, ce dernier met en lumière cette extrapolation de la forme et que l'image n'est que pretexte à l'apprentissage de nouveau idiome. Il est par ailleur interessant de voir comment de nouveau idiome sont créé à partir d'ancien ou mute, se fusionne. Ainsi le presse papier devient pomme+c. <text:s/>*</text:p>
      <text:p text:style-name="P15"></text:p>
      <text:p text:style-name="P15">DEFINIR IDIOME et PARADIG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sansd </meta:initial-creator>
    <meta:creation-date>2014-08-01T19:54:33</meta:creation-date>
    <dc:date>2014-09-02T14:45:43.609994055</dc:date>
    <meta:editing-duration>PT19H10M14S</meta:editing-duration>
    <meta:editing-cycles>42</meta:editing-cycles>
    <meta:generator>LibreOffice/4.2.4.2$Linux_X86_64 LibreOffice_project/420m0$Build-2</meta:generator>
    <meta:document-statistic meta:table-count="0" meta:image-count="0" meta:object-count="0" meta:page-count="1" meta:paragraph-count="11" meta:word-count="162" meta:character-count="1051" meta:non-whitespace-character-count="880"/>
  </office:meta>
</office:document-meta>
</file>